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0.1875in"/>
    </style:style>
    <style:style style:name="Table1.F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ba42" officeooo:paragraph-rsid="0017ba42"/>
    </style:style>
    <style:style style:name="P2" style:family="paragraph" style:parent-style-name="Standard">
      <style:text-properties officeooo:rsid="002109a4" officeooo:paragraph-rsid="002109a4"/>
    </style:style>
    <style:style style:name="P3" style:family="paragraph" style:parent-style-name="Standard">
      <style:text-properties officeooo:rsid="002109a4" officeooo:paragraph-rsid="0021406a"/>
    </style:style>
    <style:style style:name="P4" style:family="paragraph" style:parent-style-name="Standard">
      <style:text-properties officeooo:rsid="002109a4" officeooo:paragraph-rsid="0027819a"/>
    </style:style>
    <style:style style:name="P5" style:family="paragraph" style:parent-style-name="Standard">
      <style:text-properties officeooo:rsid="002479f8" officeooo:paragraph-rsid="00267696"/>
    </style:style>
    <style:style style:name="P6" style:family="paragraph" style:parent-style-name="Standard">
      <style:text-properties officeooo:rsid="00270871" officeooo:paragraph-rsid="00270871"/>
    </style:style>
    <style:style style:name="P7" style:family="paragraph" style:parent-style-name="Standard">
      <style:text-properties officeooo:rsid="0027819a" officeooo:paragraph-rsid="0027819a"/>
    </style:style>
    <style:style style:name="P8" style:family="paragraph" style:parent-style-name="Standard">
      <style:text-properties officeooo:rsid="0027819a" officeooo:paragraph-rsid="0039fa31"/>
    </style:style>
    <style:style style:name="P9" style:family="paragraph" style:parent-style-name="Standard">
      <style:text-properties officeooo:rsid="0027a99e" officeooo:paragraph-rsid="0027a99e"/>
    </style:style>
    <style:style style:name="P10" style:family="paragraph" style:parent-style-name="Standard">
      <style:text-properties officeooo:rsid="00298b4c" officeooo:paragraph-rsid="00298b4c"/>
    </style:style>
    <style:style style:name="P11" style:family="paragraph" style:parent-style-name="Standard">
      <style:text-properties officeooo:rsid="002a2c8b" officeooo:paragraph-rsid="002a2c8b"/>
    </style:style>
    <style:style style:name="P12" style:family="paragraph" style:parent-style-name="Standard">
      <style:text-properties officeooo:rsid="002a2c8b" officeooo:paragraph-rsid="0039fa31"/>
    </style:style>
    <style:style style:name="P13" style:family="paragraph" style:parent-style-name="Standard">
      <style:text-properties officeooo:rsid="002bf19d" officeooo:paragraph-rsid="002bf19d"/>
    </style:style>
    <style:style style:name="P14" style:family="paragraph" style:parent-style-name="Standard">
      <style:text-properties officeooo:rsid="002ddaa2" officeooo:paragraph-rsid="0039fa31"/>
    </style:style>
    <style:style style:name="P15" style:family="paragraph" style:parent-style-name="Standard">
      <style:text-properties officeooo:rsid="002e1090" officeooo:paragraph-rsid="002e1090"/>
    </style:style>
    <style:style style:name="P16" style:family="paragraph" style:parent-style-name="Standard">
      <style:text-properties officeooo:rsid="002e1090" officeooo:paragraph-rsid="0039fa31"/>
    </style:style>
    <style:style style:name="P17" style:family="paragraph" style:parent-style-name="Standard">
      <style:text-properties officeooo:rsid="002ef4cd" officeooo:paragraph-rsid="002ef4cd"/>
    </style:style>
    <style:style style:name="P18" style:family="paragraph" style:parent-style-name="Standard">
      <style:text-properties officeooo:rsid="002ef4cd" officeooo:paragraph-rsid="0039fa31"/>
    </style:style>
    <style:style style:name="P19" style:family="paragraph" style:parent-style-name="Standard">
      <style:text-properties officeooo:rsid="003095e9" officeooo:paragraph-rsid="003095e9"/>
    </style:style>
    <style:style style:name="P20" style:family="paragraph" style:parent-style-name="Standard">
      <style:text-properties officeooo:rsid="0030fd3f" officeooo:paragraph-rsid="0030fd3f"/>
    </style:style>
    <style:style style:name="P21" style:family="paragraph" style:parent-style-name="Standard">
      <style:text-properties officeooo:rsid="0030fd3f" officeooo:paragraph-rsid="003a0daa"/>
    </style:style>
    <style:style style:name="P22" style:family="paragraph" style:parent-style-name="Standard">
      <style:text-properties officeooo:rsid="0032ddc3" officeooo:paragraph-rsid="0032ddc3"/>
    </style:style>
    <style:style style:name="P23" style:family="paragraph" style:parent-style-name="Standard">
      <style:text-properties officeooo:rsid="0033f263" officeooo:paragraph-rsid="003a0daa"/>
    </style:style>
    <style:style style:name="P24" style:family="paragraph" style:parent-style-name="Standard">
      <style:text-properties officeooo:rsid="0035ebf4" officeooo:paragraph-rsid="0035ebf4"/>
    </style:style>
    <style:style style:name="P25" style:family="paragraph" style:parent-style-name="Standard">
      <style:text-properties officeooo:rsid="003699c5" officeooo:paragraph-rsid="003699c5"/>
    </style:style>
    <style:style style:name="P26" style:family="paragraph" style:parent-style-name="Standard">
      <style:text-properties officeooo:rsid="003699c5" officeooo:paragraph-rsid="0039fa31"/>
    </style:style>
    <style:style style:name="P27" style:family="paragraph" style:parent-style-name="Standard">
      <style:text-properties fo:font-weight="bold" officeooo:rsid="0020c116" officeooo:paragraph-rsid="0020c116" style:font-weight-asian="bold" style:font-weight-complex="bold"/>
    </style:style>
    <style:style style:name="P28" style:family="paragraph" style:parent-style-name="Standard">
      <style:text-properties fo:font-weight="bold" officeooo:rsid="002311b0" officeooo:paragraph-rsid="002311b0" style:font-weight-asian="bold" style:font-weight-complex="bold"/>
    </style:style>
    <style:style style:name="P29" style:family="paragraph" style:parent-style-name="Standard">
      <style:text-properties fo:font-weight="bold" officeooo:rsid="002109a4" officeooo:paragraph-rsid="002109a4" style:font-weight-asian="bold" style:font-weight-complex="bold"/>
    </style:style>
    <style:style style:name="P30" style:family="paragraph" style:parent-style-name="Standard">
      <style:text-properties fo:font-weight="bold" officeooo:rsid="002109a4" officeooo:paragraph-rsid="0021406a" style:font-weight-asian="bold" style:font-weight-complex="bold"/>
    </style:style>
    <style:style style:name="P31" style:family="paragraph" style:parent-style-name="Standard">
      <style:text-properties fo:font-weight="bold" officeooo:rsid="002479f8" officeooo:paragraph-rsid="00267696" style:font-weight-asian="bold" style:font-weight-complex="bold"/>
    </style:style>
    <style:style style:name="P32" style:family="paragraph" style:parent-style-name="Table_20_Contents">
      <style:text-properties officeooo:rsid="001617e8" officeooo:paragraph-rsid="002627ab"/>
    </style:style>
    <style:style style:name="P33" style:family="paragraph" style:parent-style-name="Table_20_Contents">
      <style:text-properties officeooo:rsid="00167c7d" officeooo:paragraph-rsid="00167c7d"/>
    </style:style>
    <style:style style:name="P34" style:family="paragraph" style:parent-style-name="Table_20_Contents">
      <style:text-properties officeooo:rsid="00192769" officeooo:paragraph-rsid="00192769"/>
    </style:style>
    <style:style style:name="P35" style:family="paragraph" style:parent-style-name="Table_20_Contents">
      <style:text-properties officeooo:rsid="001a3055" officeooo:paragraph-rsid="001a3055"/>
    </style:style>
    <style:style style:name="P36" style:family="paragraph" style:parent-style-name="Table_20_Contents">
      <style:text-properties officeooo:rsid="001c3243" officeooo:paragraph-rsid="001c3243"/>
    </style:style>
    <style:style style:name="P37" style:family="paragraph" style:parent-style-name="Table_20_Contents">
      <style:text-properties officeooo:rsid="001e77b1" officeooo:paragraph-rsid="001e77b1"/>
    </style:style>
    <style:style style:name="P38" style:family="paragraph" style:parent-style-name="Table_20_Contents">
      <style:text-properties officeooo:rsid="001ff0df" officeooo:paragraph-rsid="001ff0df"/>
    </style:style>
    <style:style style:name="P39" style:family="paragraph" style:parent-style-name="Table_20_Contents">
      <style:text-properties officeooo:rsid="0020c116" officeooo:paragraph-rsid="0020c116"/>
    </style:style>
    <style:style style:name="P40" style:family="paragraph" style:parent-style-name="Table_20_Contents">
      <style:text-properties officeooo:rsid="0021406a" officeooo:paragraph-rsid="0021406a"/>
    </style:style>
    <style:style style:name="P41" style:family="paragraph" style:parent-style-name="Table_20_Contents">
      <style:text-properties officeooo:rsid="00221342" officeooo:paragraph-rsid="00221342"/>
    </style:style>
    <style:style style:name="P42" style:family="paragraph" style:parent-style-name="Table_20_Contents">
      <style:text-properties officeooo:rsid="002311b0" officeooo:paragraph-rsid="002311b0"/>
    </style:style>
    <style:style style:name="P43" style:family="paragraph" style:parent-style-name="Table_20_Contents">
      <style:text-properties officeooo:rsid="0037657d" officeooo:paragraph-rsid="0037657d"/>
    </style:style>
    <style:style style:name="P44" style:family="paragraph" style:parent-style-name="Standard">
      <style:paragraph-properties fo:break-before="page"/>
      <style:text-properties fo:font-weight="bold" officeooo:rsid="002109a4" officeooo:paragraph-rsid="002109a4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2109a4" officeooo:paragraph-rsid="0021406a" style:font-weight-asian="bold" style:font-weight-complex="bold"/>
    </style:style>
    <style:style style:name="P46" style:family="paragraph" style:parent-style-name="Standard">
      <style:text-properties officeooo:rsid="002ef4cd" officeooo:paragraph-rsid="002ef4cd"/>
    </style:style>
    <style:style style:name="P47" style:family="paragraph" style:parent-style-name="Standard">
      <style:text-properties officeooo:rsid="003ce457" officeooo:paragraph-rsid="003ce457"/>
    </style:style>
    <style:style style:name="P48" style:family="paragraph" style:parent-style-name="Standard">
      <style:text-properties fo:font-weight="bold" officeooo:rsid="003ce457" officeooo:paragraph-rsid="003ce457" style:font-weight-asian="bold" style:font-weight-complex="bold"/>
    </style:style>
    <style:style style:name="T1" style:family="text">
      <style:text-properties officeooo:rsid="001c3243"/>
    </style:style>
    <style:style style:name="T2" style:family="text">
      <style:text-properties officeooo:rsid="001c859e"/>
    </style:style>
    <style:style style:name="T3" style:family="text">
      <style:text-properties officeooo:rsid="0021406a"/>
    </style:style>
    <style:style style:name="T4" style:family="text">
      <style:text-properties officeooo:rsid="00226d2e"/>
    </style:style>
    <style:style style:name="T5" style:family="text">
      <style:text-properties officeooo:rsid="002627ab"/>
    </style:style>
    <style:style style:name="T6" style:family="text">
      <style:text-properties officeooo:rsid="002a2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P32">Stelling <text:span text:style-name="T5">(1: Oneens, 3: Neutraal/geen mening, 5: Eens)</text:span>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>4</text:p>
          </table:table-cell>
          <table:table-cell table:style-name="Table1.F1" office:value-type="string">
            <text:p text:style-name="P33">5</text:p>
          </table:table-cell>
        </table:table-row>
        <table:table-row>
          <table:table-cell table:style-name="Table1.A2" office:value-type="string">
            <text:p text:style-name="P34">Ik vind het <text:span text:style-name="T1">een </text:span>goed <text:span text:style-name="T1">idee </text:span>dat <text:span text:style-name="T2">cursisten van </text:span>elke leeftijd welkom <text:span text:style-name="T2">zijn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1</text:p>
          </table:table-cell>
        </table:table-row>
        <table:table-row>
          <table:table-cell table:style-name="Table1.A2" office:value-type="string">
            <text:p text:style-name="P35">Ik vind het goed <text:span text:style-name="T1">idee </text:span>dat nieuwe cursisten altijd mee kunnen do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2</text:p>
          </table:table-cell>
        </table:table-row>
        <table:table-row>
          <table:table-cell table:style-name="Table1.A2" office:value-type="string">
            <text:p text:style-name="P36">Ik vind dat Peter en Richel een duidelijke taakverdeling hebb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1</text:p>
          </table:table-cell>
        </table:table-row>
        <table:table-row>
          <table:table-cell table:style-name="Table1.A2" office:value-type="string">
            <text:p text:style-name="P36">Ik vind het een goed idee dat ervarenere cursisten de nieuwe helpen opstart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2</text:p>
          </table:table-cell>
          <table:table-cell table:style-name="Table1.F2" office:value-type="string">
            <text:p text:style-name="P43">10</text:p>
          </table:table-cell>
        </table:table-row>
        <table:table-row>
          <table:table-cell table:style-name="Table1.A2" office:value-type="string">
            <text:p text:style-name="P37">Ik vind de vrije opzet van een cursusavond go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1</text:p>
          </table:table-cell>
          <table:table-cell table:style-name="Table1.F2" office:value-type="string">
            <text:p text:style-name="P43">11</text:p>
          </table:table-cell>
        </table:table-row>
        <table:table-row>
          <table:table-cell table:style-name="Table1.A2" office:value-type="string">
            <text:p text:style-name="P37">Ik vind de sfeer van de cursus plezieri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1</text:p>
          </table:table-cell>
          <table:table-cell table:style-name="Table1.F2" office:value-type="string">
            <text:p text:style-name="P43">10</text:p>
          </table:table-cell>
        </table:table-row>
        <table:table-row>
          <table:table-cell table:style-name="Table1.A2" office:value-type="string">
            <text:p text:style-name="P38">Ik vind de werkwijze van Peter en Richel goed werk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3</text:p>
          </table:table-cell>
          <table:table-cell table:style-name="Table1.F2" office:value-type="string">
            <text:p text:style-name="P43">9</text:p>
          </table:table-cell>
        </table:table-row>
        <table:table-row>
          <table:table-cell table:style-name="Table1.A2" office:value-type="string">
            <text:p text:style-name="P38">Ik zou graag elke les een uitleg willen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4</text:p>
          </table:table-cell>
          <table:table-cell table:style-name="Table1.F2" office:value-type="string">
            <text:p text:style-name="P43">4</text:p>
          </table:table-cell>
        </table:table-row>
        <table:table-row>
          <table:table-cell table:style-name="Table1.A2" office:value-type="string">
            <text:p text:style-name="P38">Ik vind de uitleg nutti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1</text:p>
          </table:table-cell>
        </table:table-row>
        <table:table-row>
          <table:table-cell table:style-name="Table1.A2" office:value-type="string">
            <text:p text:style-name="P38">Ik zou willen dat ik meer met andere cursisten werd gekoppeld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5</text:p>
          </table:table-cell>
          <table:table-cell table:style-name="Table1.F2" office:value-type="string">
            <text:p text:style-name="P43">3</text:p>
          </table:table-cell>
        </table:table-row>
        <table:table-row>
          <table:table-cell table:style-name="Table1.A2" office:value-type="string">
            <text:p text:style-name="P38">Ik heb de vrijheid mijn eigen dingen te do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1</text:p>
          </table:table-cell>
        </table:table-row>
        <table:table-row>
          <table:table-cell table:style-name="Table1.A2" office:value-type="string">
            <text:p text:style-name="P39">Ik vind het prettig dat cursisten zo verschillen in leeftij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3</text:p>
          </table:table-cell>
          <table:table-cell table:style-name="Table1.F2" office:value-type="string">
            <text:p text:style-name="P43">8</text:p>
          </table:table-cell>
        </table:table-row>
        <table:table-row>
          <table:table-cell table:style-name="Table1.A2" office:value-type="string">
            <text:p text:style-name="P40">Ik vind dat als ik vast zit, ik snel genoeg word geholp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2</text:p>
          </table:table-cell>
          <table:table-cell table:style-name="Table1.F2" office:value-type="string">
            <text:p text:style-name="P43">10</text:p>
          </table:table-cell>
        </table:table-row>
        <table:table-row>
          <table:table-cell table:style-name="Table1.A2" office:value-type="string">
            <text:p text:style-name="P41">Ik vind het cursusgeld te hoog</text:p>
          </table:table-cell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2">Ik vind dat ik genoeg le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3">3</text:p>
          </table:table-cell>
          <table:table-cell table:style-name="Table1.F2" office:value-type="string">
            <text:p text:style-name="P43">9</text:p>
          </table:table-cell>
        </table:table-row>
      </table:table>
      <text:p text:style-name="P1"/>
      <text:p text:style-name="P27">Ik vind het niveau van de cursus ...</text:p>
      <text:p text:style-name="P2"/>
      <text:p text:style-name="P6">goed</text:p>
      <text:p text:style-name="P17">uitstekend. Het meest belangrijke vind ik dat je vragen kunt stellen en een goed antwoord krijgt als je er zelf niet meer uitkomt</text:p>
      <text:p text:style-name="P7">goed</text:p>
      <text:p text:style-name="P9">goed</text:p>
      <text:p text:style-name="P24">oke</text:p>
      <text:p text:style-name="P15">heel goed</text:p>
      <text:p text:style-name="P9">laag</text:p>
      <text:p text:style-name="P11">top</text:p>
      <text:p text:style-name="P13">op een goed niveau</text:p>
      <text:p text:style-name="P22">gevarieerd (verschillende groepen vind ik een goed idee)</text:p>
      <text:p text:style-name="P9"/>
      <text:p text:style-name="P28">Ik zou graag meer uitleg willen over ...</text:p>
      <text:p text:style-name="P2"/>
      <text:p text:style-name="P6">programmeren</text:p>
      <text:p text:style-name="P22">verschillende sensoren (shield e.d.)</text:p>
      <text:p text:style-name="P9">programmeren</text:p>
      <text:p text:style-name="P9">programmeren</text:p>
      <text:p text:style-name="P7">code</text:p>
      <text:p text:style-name="P19">codes</text:p>
      <text:p text:style-name="P11">alles</text:p>
      <text:p text:style-name="P15">ledjes aansluiten</text:p>
      <text:p text:style-name="P7"/>
      <text:p text:style-name="P29"/>
      <text:p text:style-name="P44">Ik vind goed aan Peter dat ...</text:p>
      <text:p text:style-name="P2"/>
      <text:p text:style-name="P6">hij helpt</text:p>
      <text:p text:style-name="P24">zorg voor de hardware, behulpzaam</text:p>
      <text:p text:style-name="P9">hij helpt</text:p>
      <text:p text:style-name="P17">hij alles kan vertellen op het gebied van electronica</text:p>
      <text:p text:style-name="P15">hij goed kan uitleggen</text:p>
      <text:p text:style-name="P9">hij bijna altijd tijd heeft</text:p>
      <text:p text:style-name="P22">hij dingen goed kan uitleggen</text:p>
      <text:p text:style-name="P7">hij goed uitleg<text:span text:style-name="T6">t</text:span></text:p>
      <text:p text:style-name="P11">hij alles duidelijk uitlegt</text:p>
      <text:p text:style-name="P2"/>
      <text:p text:style-name="P29">Ik zou het beter vinden als Peter …</text:p>
      <text:p text:style-name="P2"/>
      <text:p text:style-name="P22">wat meer uitleg geeft aan het begin, in plaats van alleen Richel</text:p>
      <text:p text:style-name="P4"/>
      <text:p text:style-name="P29">Ik vind goed aan Richel dat ...</text:p>
      <text:p text:style-name="P2"/>
      <text:p text:style-name="P20">uitleggen</text:p>
      <text:p text:style-name="P22">hij je problemen zelf laat oplossen</text:p>
      <text:p text:style-name="P6">hij helpt</text:p>
      <text:p text:style-name="P9">hij helpt</text:p>
      <text:p text:style-name="P24">weet veel van C en Arduino, behulpzaam</text:p>
      <text:p text:style-name="P17">hij alles duidelijk en helder uitlegdm geduld heeft, mensen koppelt, super enthousiast is en motiveert om zelf aan de slag te gaan</text:p>
      <text:p text:style-name="P10">hij weet veel en goed uitlegd</text:p>
      <text:p text:style-name="P15">hij altijd vrolijk is</text:p>
      <text:p text:style-name="P7">hij goed uitleg<text:span text:style-name="T6">t</text:span></text:p>
      <text:p text:style-name="P11">hij cursisten zelf laat denken</text:p>
      <text:p text:style-name="P2"/>
      <text:p text:style-name="P29">Ik zou het beter vinden als Richel …</text:p>
      <text:p text:style-name="P2"/>
      <text:p text:style-name="P22">ook dingen kan verkopen als Peter er niet is</text:p>
      <text:p text:style-name="P2"/>
      <text:p text:style-name="P30">Ik vind goed aan <text:span text:style-name="T3">de cursus</text:span> dat ...</text:p>
      <text:p text:style-name="P3"/>
      <text:p text:style-name="P6">alles</text:p>
      <text:p text:style-name="P20">van alles leert</text:p>
      <text:p text:style-name="P17">vrij, je eigen ideeen. Iedereen door elkaar en elkaar helpen. Altijd een oplossing en uitwisselen kennis</text:p>
      <text:p text:style-name="P11">hij er is</text:p>
      <text:p text:style-name="P15">je veel leert</text:p>
      <text:p text:style-name="P7">je je eigen projecten kan doen</text:p>
      <text:p text:style-name="P9">het atijd doorgaat</text:p>
      <text:p text:style-name="P10">je leert super veel</text:p>
      <text:p text:style-name="P25">er veel vrijheid is</text:p>
      <text:p text:style-name="P3"/>
      <text:p text:style-name="P30"/>
      <text:p text:style-name="P45">Ik zou het beter vinden als <text:span text:style-name="T3">met de cursus</text:span> …</text:p>
      <text:p text:style-name="P3"/>
      <text:p text:style-name="P7">niks</text:p>
      <text:p text:style-name="P17">gewoon vooral zo doorgaan</text:p>
      <text:p text:style-name="P9">iets vroeger is</text:p>
      <text:p text:style-name="P11">er vroeger ook al zou zijn geweest</text:p>
      <text:p text:style-name="P15">wat meer gezamelijke dingen doen</text:p>
      <text:p text:style-name="P3"/>
      <text:p text:style-name="P30"><text:span text:style-name="T4">Ik vind ook nog dat ...</text:span> </text:p>
      <text:p text:style-name="P3"/>
      <text:p text:style-name="P7">niks</text:p>
      <text:p text:style-name="P15">ik nu heel veel heb geleerd</text:p>
      <text:p text:style-name="P11">het een supercursus is</text:p>
      <text:p text:style-name="P17">de koffie lekker is</text:p>
      <text:p text:style-name="P25">prima cursus, fijne sfeer is oke</text:p>
      <text:p text:style-name="P5"/>
      <text:p text:style-name="P31">Als ik de cursus een cijfer zou moeten geven, dan geef ik een:</text:p>
      <text:p text:style-name="P5"/>
      <text:p text:style-name="P6">10</text:p>
      <text:p text:style-name="P16">8,4</text:p>
      <text:p text:style-name="P8">10</text:p>
      <text:p text:style-name="P23">8</text:p>
      <text:p text:style-name="P21">10-</text:p>
      <text:p text:style-name="P10">9,5</text:p>
      <text:p text:style-name="P18">Hoogste cijfer. Ik ga altijd met veel plezier en kom enthousiast weer thuis.</text:p>
      <text:p text:style-name="P14">10</text:p>
      <text:p text:style-name="P12">10</text:p>
      <text:p text:style-name="P26">8</text:p>
      <text:p text:style-name="P17"/>
      <text:p text:style-name="P48">Uit informele gesprekken</text:p>
      <text:p text:style-name="P47"/>
      <text:p text:style-name="P47">Richel praat altijd over belangrijke dingen.</text:p>
      <text:p text:style-name="P47"/>
      <text:p text:style-name="P47">Ik zou graag willen dat er meer soorten sensoren worden behandeld.</text:p>
      <text:p text:style-name="P47"/>
      <text:p text:style-name="P47">Het cursusgeld is voor mij [een volwassene] een lachtertje. Ik zou graag willen dat van dat geld de kinderen af en toe een onderdeel zomaar mee naar huis mogen nemen.</text:p>
      <text:p text:style-name="P47"/>
      <text:p text:style-name="P47">Ik zou het goed vinden als er op meer niveaus gewerkt kan worden</text:p>
      <text:p text:style-name="P47"/>
      <text:p text:style-name="P47">Wij vinden het goed dat alle leeftijden en niveaus zo gemengd zij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4-07-06T11:23:49.066834703</dc:date>
    <meta:editing-duration>PT1H17M22S</meta:editing-duration>
    <meta:editing-cycles>43</meta:editing-cycles>
    <meta:generator>LibreOffice/4.2.3.3$Linux_x86 LibreOffice_project/420m0$Build-3</meta:generator>
    <meta:document-statistic meta:table-count="1" meta:image-count="0" meta:object-count="0" meta:page-count="3" meta:paragraph-count="140" meta:word-count="627" meta:character-count="3198" meta:non-whitespace-character-count="2709"/>
  </office:meta>
</office:document-meta>
</file>